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000000008005FC62BF5B47B31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unkte" style:family="table">
      <style:table-properties style:width="17cm" table:align="margins"/>
    </style:style>
    <style:style style:name="Punkte.A" style:family="table-column">
      <style:table-column-properties style:column-width="12.502cm" style:rel-column-width="48195*"/>
    </style:style>
    <style:style style:name="Punkte.B" style:family="table-column">
      <style:table-column-properties style:column-width="4.498cm" style:rel-column-width="17340*"/>
    </style:style>
    <style:style style:name="Punkte.A1" style:family="table-cell">
      <style:table-cell-properties fo:padding="0.097cm" fo:border-left="0.05pt solid #000000" fo:border-right="none" fo:border-top="0.05pt solid #000000" fo:border-bottom="0.05pt solid #000000"/>
    </style:style>
    <style:style style:name="Punkte.B1" style:family="table-cell">
      <style:table-cell-properties fo:padding="0.097cm" fo:border="0.05pt solid #000000"/>
    </style:style>
    <style:style style:name="Punkte.A2" style:family="table-cell">
      <style:table-cell-properties fo:padding="0.097cm" fo:border-left="0.05pt solid #000000" fo:border-right="none" fo:border-top="none" fo:border-bottom="0.05pt solid #000000"/>
    </style:style>
    <style:style style:name="Punkt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 officeooo:rsid="0030d7fc" officeooo:paragraph-rsid="0030d7fc"/>
    </style:style>
    <style:style style:name="P2" style:family="paragraph" style:parent-style-name="Standard">
      <style:text-properties fo:font-size="14pt" fo:language="de" fo:country="DE" fo:font-weight="normal" officeooo:rsid="0030d7fc" officeooo:paragraph-rsid="0030d7fc" style:font-size-asian="14pt" style:font-weight-asian="normal" style:font-size-complex="14pt" style:font-weight-complex="normal"/>
    </style:style>
    <style:style style:name="P3" style:family="paragraph" style:parent-style-name="Footer">
      <style:text-properties fo:language="de" fo:country="DE"/>
    </style:style>
    <style:style style:name="P4" style:family="paragraph" style:parent-style-name="Table_20_Contents">
      <style:text-properties officeooo:rsid="0031b7b9" officeooo:paragraph-rsid="0031b7b9"/>
    </style:style>
    <style:style style:name="P5" style:family="paragraph" style:parent-style-name="Table_20_Contents">
      <style:text-properties fo:font-weight="bold" officeooo:rsid="0031b7b9" officeooo:paragraph-rsid="0031b7b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31b7b9" officeooo:paragraph-rsid="0031b7b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font-size="14pt" fo:font-weight="bold" officeooo:rsid="0031b7b9" officeooo:paragraph-rsid="0031b7b9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31b7b9" officeooo:paragraph-rsid="0031b7b9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32ea03" officeooo:paragraph-rsid="0032ea03"/>
    </style:style>
    <style:style style:name="P12" style:family="paragraph" style:parent-style-name="Table_20_Contents">
      <style:paragraph-properties fo:text-align="center" style:justify-single-word="false"/>
      <style:text-properties officeooo:rsid="003614e9" officeooo:paragraph-rsid="003614e9"/>
    </style:style>
    <style:style style:name="P13" style:family="paragraph" style:parent-style-name="Table_20_Contents">
      <style:paragraph-properties fo:margin-left="1.251cm" fo:margin-right="0cm" fo:text-indent="0cm" style:auto-text-indent="false"/>
      <style:text-properties officeooo:rsid="0031b7b9" officeooo:paragraph-rsid="0031b7b9"/>
    </style:style>
    <style:style style:name="P14" style:family="paragraph" style:parent-style-name="Table_20_Contents">
      <style:paragraph-properties fo:margin-left="1.251cm" fo:margin-right="0cm" fo:text-indent="0cm" style:auto-text-indent="false"/>
      <style:text-properties officeooo:rsid="0031b7b9" officeooo:paragraph-rsid="0033d084"/>
    </style:style>
    <style:style style:name="P15" style:family="paragraph" style:parent-style-name="Text_20_body">
      <style:text-properties fo:language="de" fo:country="DE" officeooo:rsid="0030d7fc"/>
    </style:style>
    <style:style style:name="P16" style:family="paragraph" style:parent-style-name="Text_20_body">
      <style:text-properties fo:language="de" fo:country="DE" officeooo:rsid="003918de" officeooo:paragraph-rsid="003ad900"/>
    </style:style>
    <style:style style:name="P17" style:family="paragraph" style:parent-style-name="Text_20_body">
      <style:text-properties fo:language="de" fo:country="DE" officeooo:rsid="003918de" officeooo:paragraph-rsid="00431bbd"/>
    </style:style>
    <style:style style:name="P18" style:family="paragraph" style:parent-style-name="Text_20_body" style:list-style-name="L1"/>
    <style:style style:name="P19" style:family="paragraph" style:parent-style-name="Text_20_body">
      <style:paragraph-properties fo:text-align="start" style:justify-single-word="false"/>
      <style:text-properties fo:language="de" fo:country="DE" officeooo:rsid="003918de" officeooo:paragraph-rsid="004c0478"/>
    </style:style>
    <style:style style:name="P20" style:family="paragraph" style:parent-style-name="Table_20_Contents">
      <style:paragraph-properties fo:margin-left="1.251cm" fo:margin-right="0cm" fo:text-indent="0cm" style:auto-text-indent="false"/>
      <style:text-properties officeooo:rsid="0034c9d1" officeooo:paragraph-rsid="004c0478"/>
    </style:style>
    <style:style style:name="P21" style:family="paragraph" style:parent-style-name="Table_20_Contents">
      <style:paragraph-properties fo:text-align="center" style:justify-single-word="false"/>
      <style:text-properties officeooo:rsid="004c0478" officeooo:paragraph-rsid="004c0478"/>
    </style:style>
    <style:style style:name="P22" style:family="paragraph" style:parent-style-name="Heading_20_1">
      <style:text-properties fo:language="de" fo:country="DE" officeooo:rsid="0017f1e7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6711a" style:font-size-asian="14pt" style:font-weight-asian="bold" style:font-size-complex="14pt" style:font-weight-complex="bold"/>
    </style:style>
    <style:style style:name="T3" style:family="text">
      <style:text-properties officeooo:rsid="004b4aa7"/>
    </style:style>
    <style:style style:name="T4" style:family="text">
      <style:text-properties officeooo:rsid="003f342d"/>
    </style:style>
    <style:style style:name="T5" style:family="text">
      <style:text-properties officeooo:rsid="0030d7fc"/>
    </style:style>
    <style:style style:name="T6" style:family="text">
      <style:text-properties officeooo:rsid="003b912d"/>
    </style:style>
    <style:style style:name="T7" style:family="text">
      <style:text-properties fo:language="de" fo:country="DE" officeooo:rsid="0032ea03"/>
    </style:style>
    <style:style style:name="T8" style:family="text">
      <style:text-properties fo:language="de" fo:country="DE" officeooo:rsid="0034c9d1"/>
    </style:style>
    <style:style style:name="T9" style:family="text">
      <style:text-properties fo:language="de" fo:country="DE" officeooo:rsid="003918de"/>
    </style:style>
    <style:style style:name="T10" style:family="text">
      <style:text-properties fo:language="de" fo:country="DE" officeooo:rsid="003aa286"/>
    </style:style>
    <style:style style:name="T11" style:family="text">
      <style:text-properties officeooo:rsid="0033d084"/>
    </style:style>
    <style:style style:name="T12" style:family="text">
      <style:text-properties officeooo:rsid="00344c47"/>
    </style:style>
    <style:style style:name="T13" style:family="text">
      <style:text-properties officeooo:rsid="0037d090"/>
    </style:style>
    <style:style style:name="T14" style:family="text">
      <style:text-properties officeooo:rsid="003918de"/>
    </style:style>
    <style:style style:name="T15" style:family="text">
      <style:text-properties officeooo:rsid="0039c328"/>
    </style:style>
    <style:style style:name="T16" style:family="text">
      <style:text-properties officeooo:rsid="003ad90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ad900" style:font-weight-asian="normal" style:font-weight-complex="normal"/>
    </style:style>
    <style:style style:name="T19" style:family="text">
      <style:text-properties fo:font-weight="normal" officeooo:rsid="003918de" style:font-weight-asian="normal" style:font-weight-complex="normal"/>
    </style:style>
    <style:style style:name="T20" style:family="text">
      <style:text-properties fo:font-weight="normal" officeooo:rsid="003e3ff4" style:font-weight-asian="normal" style:font-weight-complex="normal"/>
    </style:style>
    <style:style style:name="T21" style:family="text">
      <style:text-properties fo:font-weight="normal" officeooo:rsid="004c0478" style:font-weight-asian="normal" style:font-weight-complex="normal"/>
    </style:style>
    <style:style style:name="T22" style:family="text">
      <style:text-properties officeooo:rsid="003e3ff4"/>
    </style:style>
    <style:style style:name="T23" style:family="text">
      <style:text-properties officeooo:rsid="004c04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1. <text:span text:style-name="T14">Grundregeln</text:span></text:h>
      <text:list xml:id="list6544514747230552333" text:style-name="L1">
        <text:list-item>
          <text:p text:style-name="P18"><text:span text:style-name="T9">B</text:span><text:span text:style-name="T7">ewertet werden </text:span><text:span text:style-name="T9">die unter Punkt 2 aufgeführten Kriterien. Die abzugebenden Arbeitspakete sind ebenfalls aufgelistet. </text:span><text:span text:style-name="T10">Die entsprechenden Deadlines werden bei Projektbeginn festgelegt und sind unbedingt einzuhalten.</text:span></text:p>
        </text:list-item>
        <text:list-item>
          <text:p text:style-name="P18"><text:span text:style-name="T9">Die Projektdaten müssen in einem Versions-</text:span><text:span text:style-name="T8">R</text:span><text:span text:style-name="T7">epositor</text:span><text:span text:style-name="T9">y verwaltet werden. Dieses wird auch zur Abgabe der Arbeitspakete verwendet.</text:span></text:p>
        </text:list-item>
      </text:list>
      <text:h text:style-name="P22" text:outline-level="1">2. <text:span text:style-name="T5">Punkteverteilung / Benotung</text:span></text:h>
      <table:table table:name="Punkte" table:style-name="Punkte">
        <table:table-column table:style-name="Punkte.A"/>
        <table:table-column table:style-name="Punkte.B"/>
        <table:table-row>
          <table:table-cell table:style-name="Punkte.A1" office:value-type="string">
            <text:p text:style-name="P9">Abgabe / erbrachte Leistung</text:p>
          </table:table-cell>
          <table:table-cell table:style-name="Punkte.B1" office:value-type="string">
            <text:p text:style-name="P10">Punkt<text:span text:style-name="T13">e</text:span></text:p>
          </table:table-cell>
        </table:table-row>
        <table:table-row>
          <table:table-cell table:style-name="Punkte.A2" office:value-type="string">
            <text:p text:style-name="P5"><text:span text:style-name="T12">1. </text:span>Erste Zwischenabgabe (nach 4 Wochen)</text:p>
          </table:table-cell>
          <table:table-cell table:style-name="Punkte.B2" office:value-type="string">
            <text:p text:style-name="P7"/>
          </table:table-cell>
        </table:table-row>
        <table:table-row>
          <table:table-cell table:style-name="Punkte.A2" office:value-type="string">
            <text:p text:style-name="P13">Konzeptdokument <text:span text:style-name="T15">des Games</text:span></text:p>
          </table:table-cell>
          <table:table-cell table:style-name="Punkte.B2" office:value-type="string">
            <text:p text:style-name="P11">5</text:p>
          </table:table-cell>
        </table:table-row>
        <table:table-row>
          <table:table-cell table:style-name="Punkte.A2" office:value-type="string">
            <text:p text:style-name="P13">Projektplan <text:span text:style-name="T15">(Personen, Arbeitspakete, Zeitplan, Abhängigkeiten)</text:span></text:p>
          </table:table-cell>
          <table:table-cell table:style-name="Punkte.B2" office:value-type="string">
            <text:p text:style-name="P11">5</text:p>
          </table:table-cell>
        </table:table-row>
        <table:table-row>
          <table:table-cell table:style-name="Punkte.A2" office:value-type="string">
            <text:p text:style-name="P5"><text:span text:style-name="T12">2. </text:span>Zweite Zwischenabgabe (nach 8-10 Wochen)</text:p>
          </table:table-cell>
          <table:table-cell table:style-name="Punkte.B2" office:value-type="string">
            <text:p text:style-name="P7"/>
          </table:table-cell>
        </table:table-row>
        <table:table-row>
          <table:table-cell table:style-name="Punkte.A2" office:value-type="string">
            <text:p text:style-name="P13">Game Design Dokument</text:p>
          </table:table-cell>
          <table:table-cell table:style-name="Punkte.B2" office:value-type="string">
            <text:p text:style-name="P11">5</text:p>
          </table:table-cell>
        </table:table-row>
        <table:table-row>
          <table:table-cell table:style-name="Punkte.A2" office:value-type="string">
            <text:p text:style-name="P13">Angepasster Projektplan</text:p>
          </table:table-cell>
          <table:table-cell table:style-name="Punkte.B2" office:value-type="string">
            <text:p text:style-name="P11">5</text:p>
          </table:table-cell>
        </table:table-row>
        <table:table-row>
          <table:table-cell table:style-name="Punkte.A2" office:value-type="string">
            <text:p text:style-name="P14">Lauffähige<text:span text:style-name="T11">r</text:span> Prototyp <text:span text:style-name="T15">(Grundmechaniken sollen spielbar sein)</text:span></text:p>
          </table:table-cell>
          <table:table-cell table:style-name="Punkte.B2" office:value-type="string">
            <text:p text:style-name="P12">5</text:p>
          </table:table-cell>
        </table:table-row>
        <table:table-row>
          <table:table-cell table:style-name="Punkte.A2" office:value-type="string">
            <text:p text:style-name="P5"><text:span text:style-name="T12">3. </text:span>Öffentliche Vorführung</text:p>
          </table:table-cell>
          <table:table-cell table:style-name="Punkte.B2" office:value-type="string">
            <text:p text:style-name="P7"/>
          </table:table-cell>
        </table:table-row>
        <table:table-row>
          <table:table-cell table:style-name="Punkte.A2" office:value-type="string">
            <text:p text:style-name="P13">Vortrag beim MI-Präsentationstag</text:p>
          </table:table-cell>
          <table:table-cell table:style-name="Punkte.B2" office:value-type="string">
            <text:p text:style-name="P11">5</text:p>
          </table:table-cell>
        </table:table-row>
        <table:table-row>
          <table:table-cell table:style-name="Punkte.A2" office:value-type="string">
            <text:p text:style-name="P13">Vorführung bei der MediaNight</text:p>
          </table:table-cell>
          <table:table-cell table:style-name="Punkte.B2" office:value-type="string">
            <text:p text:style-name="P21">10</text:p>
          </table:table-cell>
        </table:table-row>
        <table:table-row>
          <table:table-cell table:style-name="Punkte.A2" office:value-type="string">
            <text:p text:style-name="P5"><text:span text:style-name="T12">4. </text:span>Finale Abgabe (am Ende des ersten Prüfungszeitraums)</text:p>
          </table:table-cell>
          <table:table-cell table:style-name="Punkte.B2" office:value-type="string">
            <text:p text:style-name="P7"/>
          </table:table-cell>
        </table:table-row>
        <table:table-row>
          <table:table-cell table:style-name="Punkte.A2" office:value-type="string">
            <text:p text:style-name="P13">Projektdokumentation</text:p>
          </table:table-cell>
          <table:table-cell table:style-name="Punkte.B2" office:value-type="string">
            <text:p text:style-name="P11">15</text:p>
          </table:table-cell>
        </table:table-row>
        <table:table-row>
          <table:table-cell table:style-name="Punkte.A2" office:value-type="string">
            <text:p text:style-name="P13">Assets und Source Code</text:p>
          </table:table-cell>
          <table:table-cell table:style-name="Punkte.B2" office:value-type="string">
            <text:p text:style-name="P21">15</text:p>
          </table:table-cell>
        </table:table-row>
        <table:table-row>
          <table:table-cell table:style-name="Punkte.A2" office:value-type="string">
            <text:p text:style-name="P13">Lauffähige Version des Spiels</text:p>
          </table:table-cell>
          <table:table-cell table:style-name="Punkte.B2" office:value-type="string">
            <text:p text:style-name="P11">20</text:p>
          </table:table-cell>
        </table:table-row>
        <table:table-row>
          <table:table-cell table:style-name="Punkte.A2" office:value-type="string">
            <text:p text:style-name="P20"><text:span text:style-name="T23">Vollständiger Eintrag in der Stage (ist sichtbar auf IfG Webseite)</text:span></text:p>
            <text:p text:style-name="P20"><text:span text:style-name="T23">=&gt; </text:span>Text <text:span text:style-name="T23">deutsch und englisch</text:span>, <text:span text:style-name="T23">3-5 </text:span>Bilder, <text:span text:style-name="T23">kurzer </text:span>Trailer</text:p>
          </table:table-cell>
          <table:table-cell table:style-name="Punkte.B2" office:value-type="string">
            <text:p text:style-name="P21">10</text:p>
          </table:table-cell>
        </table:table-row>
        <table:table-row>
          <table:table-cell table:style-name="Punkte.A2" office:value-type="string">
            <text:p text:style-name="P5">Erreichbare Gesamtpunktzahl</text:p>
          </table:table-cell>
          <table:table-cell table:style-name="Punkte.B2" office:value-type="string">
            <text:p text:style-name="P6">100</text:p>
          </table:table-cell>
        </table:table-row>
      </table:table>
      <text:p text:style-name="P15"/>
      <text:p text:style-name="P19"><text:span text:style-name="T16">Projektname</text:span><text:span text:style-name="T18">: _______________________________<text:tab/></text:span><text:span text:style-name="T21">Ort, Datum: ______________________</text:span></text:p>
      <text:p text:style-name="P19"><text:span text:style-name="T23">Projektteilnehmer</text:span>: <text:span text:style-name="T18">(</text:span><text:span text:style-name="T17">Name, </text:span><text:span text:style-name="T20">Kürzel, Matrikelnummer</text:span><text:span text:style-name="T21">)</text:span></text:p>
      <text:p text:style-name="P16">________________________________________________________________________________</text:p>
      <text:p text:style-name="P16">________________________________________________________________________________</text:p>
      <text:p text:style-name="P17">________________________________________________________________________________</text:p>
      <text:p text:style-name="P17">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Antwort" style:family="paragraph" style:parent-style-name="Text_20_body" style:master-page-name="">
      <style:paragraph-properties style:page-number="auto" fo:padding="0.25cm" fo:border="0.06pt solid #808080" style:shadow="none"/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fo:font-size="10.5pt" fo:background-color="transparent" style:font-name-asian="WenQuanYi Micro Hei" style:font-family-asian="'WenQuanYi Micro Hei'" style:font-family-generic-asian="modern" style:font-pitch-asian="fixed" style:font-size-asian="10.5pt" style:font-name-complex="Lohit Hindi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de" fo:country="DE" officeooo:rsid="0030d7fc" officeooo:paragraph-rsid="0030d7fc"/>
    </style:style>
    <style:style style:name="MP2" style:family="paragraph" style:parent-style-name="Standard">
      <style:text-properties fo:font-size="14pt" fo:language="de" fo:country="DE" fo:font-weight="normal" officeooo:rsid="0030d7fc" officeooo:paragraph-rsid="0030d7fc" style:font-size-asian="14pt" style:font-weight-asian="normal" style:font-size-complex="14pt" style:font-weight-complex="normal"/>
    </style:style>
    <style:style style:name="MP3" style:family="paragraph" style:parent-style-name="Footer">
      <style:text-properties fo:language="de" fo:country="DE"/>
    </style:style>
    <style:style style:name="MT1" style:family="text">
      <style:text-properties fo:font-size="14pt" fo:font-weight="bold" officeooo:rsid="0016711a" style:font-size-asian="14pt" style:font-weight-asian="bold" style:font-size-complex="14pt" style:font-weight-complex="bold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style:style style:name="MT3" style:family="text">
      <style:text-properties officeooo:rsid="004b4aa7"/>
    </style:style>
    <style:style style:name="MT4" style:family="text">
      <style:text-properties officeooo:rsid="003f342d"/>
    </style:style>
    <style:style style:name="MT5" style:family="text">
      <style:text-properties officeooo:rsid="0030d7fc"/>
    </style:style>
    <style:style style:name="MT6" style:family="text">
      <style:text-properties officeooo:rsid="003b912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4.806cm" svg:y="0.012cm" svg:width="2.187cm" svg:height="1.094cm" draw:z-index="0"><draw:image xlink:href="Pictures/10000201000001000000008005FC62BF5B47B31E.png" xlink:type="simple" xlink:show="embed" xlink:actuate="onLoad"/></draw:frame><text:span text:style-name="MT1">B</text:span><text:span text:style-name="MT2">ewertung von Game-Projekten</text:span></text:p>
        <text:p text:style-name="MP2"><text:span text:style-name="MT3">Wintersemester</text:span> <text:span text:style-name="MT4">2019/2020</text:span></text:p>
      </style:header>
      <style:footer>
        <text:p text:style-name="MP3"><text:span text:style-name="MT5">Prof. Dr. Stefan R. Radicke</text:span><text:tab/><text:tab/><text:span text:style-name="MT6">Seite</text:span>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9:05:18.05</meta:creation-date>
    <dc:date>2019-10-17T13:30:41.409000000</dc:date>
    <meta:editing-duration>PT5H13M50S</meta:editing-duration>
    <meta:editing-cycles>69</meta:editing-cycles>
    <meta:generator>LibreOffice/5.0.5.2$Windows_x86 LibreOffice_project/55b006a02d247b5f7215fc6ea0fde844b30035b3</meta:generator>
    <meta:print-date>2019-04-04T13:22:54.250000000</meta:print-date>
    <meta:document-statistic meta:table-count="1" meta:image-count="1" meta:object-count="0" meta:page-count="1" meta:paragraph-count="44" meta:word-count="172" meta:character-count="1611" meta:non-whitespace-character-count="1484"/>
  </office:meta>
</office:document-meta>
</file>